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QUESTION 1<text:s text:c="3"/>Given the following jumbled word, OBANWRI guess the correct English word.</text:span></text:p>
      <text:p text:style-name="P1"><text:span text:style-name="T1"/></text:p>
      <text:p text:style-name="P1"><text:span text:style-name="T1">A. RANIBOW</text:span></text:p>
      <text:p text:style-name="P1"><text:span text:style-name="T1">B. RAINBOW</text:span></text:p>
      <text:p text:style-name="P1"><text:span text:style-name="T1">C. BOWRANI</text:span></text:p>
      <text:p text:style-name="P1"><text:span text:style-name="T1">D. ROBWANI</text:span></text:p>
      <text:p text:style-name="P1"><text:span text:style-name="T1"/></text:p>
      <text:p text:style-name="P1"><text:span text:style-name="T1">ANS= RAINBOW</text:span></text:p>
      <text:p text:style-name="P1"><text:span text:style-name="T1"/></text:p>
      <text:p text:style-name="P1"><text:span text:style-name="T1"><text:s/>QUESTION 2<text:s text:c="6"/>Write a program which prints “LETS UPGRADE”. (Please note that you have to</text:span></text:p>
      <text:p text:style-name="P1"><text:span text:style-name="T1">print in ALL CAPS as given)</text:span></text:p>
      <text:p text:style-name="P1"><text:span text:style-name="T1"/></text:p>
      <text:p text:style-name="P1"><text:span text:style-name="T1">ANS=<text:s text:c="4"/>print("LETS UPGRADE")</text:span></text:p>
      <text:p text:style-name="P1"><text:span text:style-name="T1"/></text:p>
      <text:p text:style-name="P1"><text:span text:style-name="T1">QUESTION 3<text:s text:c="6"/>Write a program that takes cost price and selling price as input and displays whether the transaction is a</text:span></text:p>
      <text:p text:style-name="P1"><text:span text:style-name="T1">Profit or a Loss or Neither.</text:span></text:p>
      <text:p text:style-name="P1"><text:span text:style-name="T1">INPUT FORMAT</text:span></text:p>
      <text:p text:style-name="P1"><text:span text:style-name="T1">The first line contains the cost price.</text:span></text:p>
      <text:p text:style-name="P1"><text:span text:style-name="T1">The second line contains the selling price.</text:span></text:p>
      <text:p text:style-name="P1"><text:span text:style-name="T1">ANS<text:s text:c="11"/>=<text:s text:c="3"/></text:span><text:span text:style-name="T2">costprice=int(input())</text:span></text:p>
      <text:p text:style-name="P1"><text:span text:style-name="T2"><text:s text:c="24"/>sellingprice=int(input())</text:span></text:p>
      <text:p text:style-name="P1"><text:span text:style-name="T2"><text:s text:c="24"/>if costprice&gt;sellingprice:</text:span></text:p>
      <text:p text:style-name="P1"><text:span text:style-name="T2"><text:s text:c="29"/>print("Loss")</text:span></text:p>
      <text:p text:style-name="P1"><text:span text:style-name="T2"><text:s text:c="20"/>elif sellingprice&gt;costprice:</text:span></text:p>
      <text:p text:style-name="P1"><text:span text:style-name="T2"><text:s text:c="30"/>print("Gain")</text:span></text:p>
      <text:p text:style-name="P1"><text:span text:style-name="T2"><text:s text:c="19"/>else:</text:span></text:p>
      <text:p text:style-name="P1"><text:span text:style-name="T2"><text:s text:c="19"/>print("Neither")<text:s text:c="2"/></text:span></text:p>
      <text:p text:style-name="P1"><text:span text:style-name="T2">QUESTION 4<text:s text:c="4"/>Write a program that takes an amount in Euros as input. You need to find its equivalent in</text:span></text:p>
      <text:p text:style-name="P1"><text:span text:style-name="T2">Rupees and display it. Assume 1 Euro equals Rs. 80.</text:span></text:p>
      <text:p text:style-name="P1"><text:span text:style-name="T2">Please note that you are expected to stick to the given input and output</text:span></text:p>
      <text:p text:style-name="P1"><text:span text:style-name="T2">format as in sample test cases. Please don't add any extra lines such as</text:span></text:p>
      <text:p text:style-name="P1"><text:span text:style-name="T2">'Enter a number', etc.</text:span></text:p>
      <text:p text:style-name="P1"><text:span text:style-name="T2">Your program should take only one number as input and display the output.</text:span></text:p>
      <text:p text:style-name="P1"><text:span text:style-name="T2"/></text:p>
      <text:p text:style-name="P1"><text:span text:style-name="T2">ANS =</text:span></text:p>
      <text:p text:style-name="P1"><text:span text:style-name="T2"><text:s/>Euro=int(input())</text:span></text:p>
      <text:p text:style-name="P1"><text:span text:style-name="T2">rupe=Euro*80</text:span></text:p>
      <text:p text:style-name="P1"><text:span text:style-name="T2">print(rupe)<text:s/>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